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83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7.46mm"/>
    </style:style>
    <style:style style:name="co4" style:family="table-column">
      <style:table-column-properties fo:break-before="auto" style:column-width="11.01mm"/>
    </style:style>
    <style:style style:name="co5" style:family="table-column">
      <style:table-column-properties fo:break-before="auto" style:column-width="8.75mm"/>
    </style:style>
    <style:style style:name="co6" style:family="table-column">
      <style:table-column-properties fo:break-before="auto" style:column-width="10.3mm"/>
    </style:style>
    <style:style style:name="co7" style:family="table-column">
      <style:table-column-properties fo:break-before="auto" style:column-width="143.65mm"/>
    </style:style>
    <style:style style:name="co8" style:family="table-column">
      <style:table-column-properties fo:break-before="auto" style:column-width="122.4mm"/>
    </style:style>
    <style:style style:name="co9" style:family="table-column">
      <style:table-column-properties fo:break-before="auto" style:column-width="33.81mm"/>
    </style:style>
    <style:style style:name="co10" style:family="table-column">
      <style:table-column-properties fo:break-before="auto" style:column-width="48.31mm"/>
    </style:style>
    <style:style style:name="co11" style:family="table-column">
      <style:table-column-properties fo:break-before="auto" style:column-width="187.87mm"/>
    </style:style>
    <style:style style:name="co12" style:family="table-column">
      <style:table-column-properties fo:break-before="auto" style:column-width="22.28mm"/>
    </style:style>
    <style:style style:name="co13" style:family="table-column">
      <style:table-column-properties fo:break-before="auto" style:column-width="8.3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0.59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transparent"/>
      <style:text-properties fo:color="#00ae00" fo:font-weight="bold" style:font-weight-asian="bold" style:font-weight-complex="bold"/>
    </style:style>
    <style:style style:name="ce7" style:family="table-cell" style:parent-style-name="Default">
      <style:table-cell-properties fo:background-color="#00ae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rotation-angle="60" style:shrink-to-fit="true"/>
      <style:text-properties fo:color="#00ae00" fo:font-weight="bold" style:font-weight-asian="bold" style:font-weight-complex="bold"/>
    </style:style>
    <style:style style:name="ce11" style:family="table-cell" style:parent-style-name="Default">
      <style:text-properties fo:color="#00ae00"/>
    </style:style>
    <style:style style:name="ce12" style:family="table-cell" style:parent-style-name="Default">
      <style:text-properties fo:color="#00ae00" fo:font-style="normal" style:font-style-asian="normal" style:font-style-complex="normal"/>
    </style:style>
    <style:style style:name="ce13" style:family="table-cell" style:parent-style-name="Default">
      <style:table-cell-properties fo:background-color="transparent"/>
      <style:text-properties fo:color="#00ae00"/>
    </style:style>
    <style:style style:name="ce14" style:family="table-cell" style:parent-style-name="Default">
      <style:table-cell-properties fo:background-color="#00ae00"/>
      <style:text-properties fo:color="#00ae00"/>
    </style:style>
    <style:style style:name="ce15" style:family="table-cell" style:parent-style-name="Default">
      <style:table-cell-properties fo:background-color="#ffff00"/>
      <style:text-properties fo:color="#00ae00"/>
    </style:style>
    <style:style style:name="ce16" style:family="table-cell" style:parent-style-name="Default">
      <style:table-cell-properties fo:background-color="#00ae00" style:rotation-angle="60" style:shrink-to-fit="true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00ae00"/>
      <style:text-properties fo:color="#ffffff"/>
    </style:style>
    <style:style style:name="ce18" style:family="table-cell" style:parent-style-name="Default">
      <style:table-cell-properties fo:background-color="#00ae00"/>
      <style:text-properties fo:color="#ffffff" fo:font-style="normal" style:font-style-asian="normal" style:font-style-complex="normal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style:rotation-angle="60" style:shrink-to-fit="tru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  <style:text-properties fo:color="#000000"/>
    </style:style>
    <style:style style:name="ce22" style:family="table-cell" style:parent-style-name="Default">
      <style:table-cell-properties fo:background-color="#ffff00"/>
      <style:text-properties fo:color="#000000" fo:font-style="normal" style:font-style-asian="normal" style:font-style-complex="normal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24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ae00"/>
    </style:style>
    <style:style style:name="ce28" style:family="table-cell" style:parent-style-name="Default">
      <style:table-cell-properties fo:background-color="#00ae00" style:text-align-source="fix" style:repeat-content="false"/>
      <style:paragraph-properties fo:text-align="start" fo:margin-left="0mm"/>
      <style:text-properties fo:color="#ffffff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30" style:family="table-cell" style:parent-style-name="Default">
      <style:text-properties fo:color="#23ff23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color="#23ff23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e00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uromime_1.0.1_BOM_no_inhibit_no_refrac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0" office:value-type="string" calcext:value-type="string">
            <text:p>per, green boards A</text:p>
          </table:table-cell>
          <table:table-cell table:style-name="ce16" office:value-type="string" calcext:value-type="string">
            <text:p>per, green boards B</text:p>
          </table:table-cell>
          <table:table-cell table:style-name="ce20" office:value-type="string" calcext:value-type="string">
            <text:p>per yellow / white boards</text:p>
          </table:table-cell>
          <table:table-cell table:style-name="ce24" office:value-type="string" calcext:value-type="string">
            <text:p>extended</text:p>
          </table:table-cell>
          <table:table-cell table:style-name="ce24" office:value-type="string" calcext:value-type="string">
            <text:p>in inventory</text:p>
          </table:table-cell>
          <table:table-cell table:style-name="ce24" office:value-type="string" calcext:value-type="string">
            <text:p>need to order</text:p>
          </table:table-cell>
          <table:table-cell table:style-name="ce24"/>
          <table:table-cell table:style-name="ce3" office:value-type="string" calcext:value-type="string">
            <text:p>board label (if different from reference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eferred supplier</text:p>
          </table:table-cell>
          <table:table-cell table:style-name="ce3" office:value-type="string" calcext:value-type="string">
            <text:p>MFPN</text:p>
          </table:table-cell>
          <table:table-cell table:style-name="ce1" office:value-type="string" calcext:value-type="string">
            <text:p>part link</text:p>
          </table:table-cell>
          <table:table-cell table:number-columns-repeated="2"/>
          <table:table-cell table:style-name="ce1" table:number-columns-repeated="1008"/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10uF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formula="of:=([.C2]*[.$B$25])+([.D2]*[.$B$26])+([.E2]*[.$B$27])" office:value-type="float" office:value="125" calcext:value-type="float">
            <text:p>125</text:p>
          </table:table-cell>
          <table:table-cell table:number-columns-repeated="6"/>
          <table:table-cell office:value-type="float" office:value="860010472002" calcext:value-type="float">
            <text:p>860010472002</text:p>
          </table:table-cell>
          <table:table-cell office:value-type="string" calcext:value-type="string">
            <text:p><text:a xlink:href="https://www.digikey.ca/product-detail/en/wurth-electronics-inc/860010472002/732-8625-1-ND/5728581" xlink:type="simple">https://www.digikey.ca/product-detail/en/wurth-electronics-inc/860010472002/732-8625-1-ND/5728581</text:a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4 C5 C6 C8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formula="of:=([.C3]*[.$B$25])+([.D3]*[.$B$26])+([.E3]*[.$B$27])"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C4: peak-bleed INH (capacitor) <text:s text:c="2"/>C5: peak-bleed XCT (capacitor) <text:s text:c="2"/>C8: Rclate (capacitor)</text:p>
          </table:table-cell>
          <table:table-cell table:number-columns-repeated="2"/>
          <table:table-cell office:value-type="float" office:value="860020672005" calcext:value-type="float">
            <text:p>860020672005</text:p>
          </table:table-cell>
          <table:table-cell office:value-type="string" calcext:value-type="string">
            <text:p><text:a xlink:href="https://www.digikey.ca/product-detail/en/wurth-electronics-inc/860020672005/732-8851-1-ND/5728796" xlink:type="simple">https://www.digikey.ca/product-detail/en/wurth-electronics-inc/860020672005/732-8851-1-ND/5728796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7 C9 C10 C11 C12 C13 C14 C15 C16</text:p>
          </table:table-cell>
          <table:table-cell office:value-type="string" calcext:value-type="string">
            <text:p>0.1uF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formula="of:=([.C4]*[.$B$25])+([.D4]*[.$B$26])+([.E4]*[.$B$27])"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C14: Rcpout (capacitor)</text:p>
          </table:table-cell>
          <table:table-cell office:value-type="string" calcext:value-type="string">
            <text:p>C7, C9, C12, C13, C15, C16 go on underside of board</text:p>
          </table:table-cell>
          <table:table-cell/>
          <table:table-cell office:value-type="string" calcext:value-type="string">
            <text:p>C315C104M5U5TA </text:p>
          </table:table-cell>
          <table:table-cell office:value-type="string" calcext:value-type="string">
            <text:p><text:a xlink:href="https://www.digikey.ca/product-detail/en/kemet/C315C104M5U5TA/399-4151-ND/817927" xlink:type="simple">https://www.digikey.ca/product-detail/en/kemet/C315C104M5U5TA/399-4151-ND/817927</text:a>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17</text:p>
          </table:table-cell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formula="of:=([.C5]*[.$B$25])+([.D5]*[.$B$26])+([.E5]*[.$B$27])" office:value-type="float" office:value="225" calcext:value-type="float">
            <text:p>225</text:p>
          </table:table-cell>
          <table:table-cell table:number-columns-repeated="3"/>
          <table:table-cell office:value-type="string" calcext:value-type="string">
            <text:p>green boards: RCrest (capacitor) <text:s text:c="2"/>yellow/white boards: C_rest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D1 D2 D3 D4 D5</text:p>
          </table:table-cell>
          <table:table-cell table:style-name="ce5" office:value-type="string" calcext:value-type="string">
            <text:p>1N4148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formula="of:=([.C6]*[.$B$25])+([.D6]*[.$B$26])+([.E6]*[.$B$27])" office:value-type="float" office:value="825" calcext:value-type="float">
            <text:p>825</text:p>
          </table:table-cell>
          <table:table-cell table:style-name="ce5" table:number-columns-repeated="3"/>
          <table:table-cell table:style-name="ce26"/>
          <table:table-cell table:style-name="ce5" office:value-type="string" calcext:value-type="string">
            <text:p>on green boards only: silkscreen is backwards, K indicates <text:span text:style-name="T3">anode</text:span></text:p>
          </table:table-cell>
          <table:table-cell table:style-name="ce5"/>
          <table:table-cell table:style-name="ce26" office:value-type="string" calcext:value-type="string">
            <text:p>1N4148</text:p>
          </table:table-cell>
          <table:table-cell table:style-name="ce5" office:value-type="string" calcext:value-type="string">
            <text:p><text:a xlink:href="https://www.digikey.ca/product-detail/en/1N4148/1N4148FS-ND/458603/?itemSeq=298038621" xlink:type="simple">https://www.digikey.ca/product-detail/en/1N4148/1N4148FS-ND/458603/?itemSeq=298038621</text:a></text:p>
          </table:table-cell>
          <table:table-cell table:style-name="ce5" table:number-columns-repeated="1010"/>
        </table:table-row>
        <table:table-row table:style-name="ro2">
          <table:table-cell office:value-type="string" calcext:value-type="string">
            <text:p>D6 </text:p>
          </table:table-cell>
          <table:table-cell office:value-type="string" calcext:value-type="string">
            <text:p>LED 3mm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formula="of:=([.C7]*[.$B$25])+([.D7]*[.$B$26])+([.E7]*[.$B$27])"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INL-3AB30</text:p>
          </table:table-cell>
          <table:table-cell office:value-type="string" calcext:value-type="string">
            <text:p><text:a xlink:href="https://www.digikey.ca/product-detail/en/inolux/INL-3AB30/1830-1005-ND/7604618" xlink:type="simple">https://www.digikey.ca/product-detail/en/inolux/INL-3AB30/1830-1005-ND/7604618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7 </text:p>
          </table:table-cell>
          <table:table-cell office:value-type="string" calcext:value-type="string">
            <text:p>1N400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formula="of:=([.C8]*[.$B$25])+([.D8]*[.$B$26])+([.E8]*[.$B$27])"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1N4001-G</text:p>
          </table:table-cell>
          <table:table-cell office:value-type="string" calcext:value-type="string">
            <text:p><text:a xlink:href="https://www.digikey.ca/product-detail/en/comchip-technology/1N4001-G/641-1310-1-ND/1979675" xlink:type="simple">https://www.digikey.ca/product-detail/en/comchip-technology/1N4001-G/641-1310-1-ND/1979675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1 K2 K3 K4</text:p>
          </table:table-cell>
          <table:table-cell office:value-type="string" calcext:value-type="string">
            <text:p>3p SIP socket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formula="of:=([.C9]*[.$B$25])+([.D9]*[.$B$26])+([.E9]*[.$B$27])"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K1: INHIBIT <text:s/>K2-4: EXCITE 1-3</text:p>
          </table:table-cell>
          <table:table-cell table:number-columns-repeated="2"/>
          <table:table-cell office:value-type="string" calcext:value-type="string">
            <text:p>SSQ-103-02-T-S-RA</text:p>
          </table:table-cell>
          <table:table-cell office:value-type="string" calcext:value-type="string">
            <text:p><text:a xlink:href="https://www.digikey.ca/product-detail/en/SSQ-103-02-T-S-RA/SAM1195-03-ND/1111409/?itemSeq=297654833" xlink:type="simple">https://www.digikey.ca/product-detail/en/SSQ-103-02-T-S-RA/SAM1195-03-ND/1111409/?itemSeq=297654833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2 P3 P4 P5</text:p>
          </table:table-cell>
          <table:table-cell office:value-type="string" calcext:value-type="string">
            <text:p>3p pin header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formula="of:=([.C10]*[.$B$25])+([.D10]*[.$B$26])+([.E10]*[.$B$27])"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2-4: AXON 1-3 <text:s text:c="2"/>P5: LONG</text:p>
          </table:table-cell>
          <table:table-cell table:number-columns-repeated="2"/>
          <table:table-cell office:value-type="string" calcext:value-type="string">
            <text:p>PRPC003SGAN-M71RC</text:p>
          </table:table-cell>
          <table:table-cell office:value-type="string" calcext:value-type="string">
            <text:p><text:a xlink:href="https://www.digikey.ca/product-detail/en/sullins-connector-solutions/PRPC003SGAN-M71RC/S1311EC-03-ND/2775451" xlink:type="simple">https://www.digikey.ca/product-detail/en/sullins-connector-solutions/PRPC003SGAN-M71RC/S1311EC-03-ND/2775451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 R2 R3 R4 R8 R10 R11 R12 R13 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formula="of:=([.C11]*[.$B$25])+([.D11]*[.$B$26])+([.E11]*[.$B$27])" office:value-type="float" office:value="1425" calcext:value-type="float">
            <text:p>1425</text:p>
          </table:table-cell>
          <table:table-cell table:number-columns-repeated="3"/>
          <table:table-cell office:value-type="string" calcext:value-type="string">
            <text:p>R1-3: Zxct <text:s text:c="2"/>R4: Zinh</text:p>
          </table:table-cell>
          <table:table-cell office:value-type="string" calcext:value-type="string">
            <text:p>R1-3 (Zxct) vertically mounted resistors, wire loop towards inside of board</text:p>
          </table:table-cell>
          <table:table-cell/>
          <table:table-cell office:value-type="string" calcext:value-type="string">
            <text:p>CF14JT10K0 </text:p>
          </table:table-cell>
          <table:table-cell office:value-type="string" calcext:value-type="string">
            <text:p><text:a xlink:href="https://www.digikey.ca/product-detail/en/CF14JT10K0/CF14JT10K0CT-ND/1830374/?itemSeq=297515842" xlink:type="simple">https://www.digikey.ca/product-detail/en/CF14JT10K0/CF14JT10K0CT-ND/1830374/?itemSeq=297515842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15 </text:p>
          </table:table-cell>
          <table:table-cell office:value-type="string" calcext:value-type="string">
            <text:p>680R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formula="of:=([.C12]*[.$B$25])+([.D12]*[.$B$26])+([.E12]*[.$B$27])"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Rled</text:p>
          </table:table-cell>
          <table:table-cell table:number-columns-repeated="2"/>
          <table:table-cell office:value-type="string" calcext:value-type="string">
            <text:p>CF14JT680R</text:p>
          </table:table-cell>
          <table:table-cell office:value-type="string" calcext:value-type="string">
            <text:p><text:span text:style-name="T4"><text:a xlink:href="https://www.digikey.ca/product-detail/en/stackpole-electronics-inc/CF14JT680R/CF14JT680RCT-ND/1830346" xlink:type="simple">https://www.digikey.ca/product-detail/en/stackpole-electronics-inc/CF14JT680R/CF14JT680RCT-ND/1830346</text:a></text:span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5 R6 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formula="of:=([.C13]*[.$B$25])+([.D13]*[.$B$26])+([.E13]*[.$B$27])" office:value-type="float" office:value="350" calcext:value-type="float">
            <text:p>350</text:p>
          </table:table-cell>
          <table:table-cell table:number-columns-repeated="3"/>
          <table:table-cell office:value-type="string" calcext:value-type="string">
            <text:p>R5: peak-bleed INH (resistor) <text:s/>R6: peak-bleed XCT (resistor) </text:p>
          </table:table-cell>
          <table:table-cell table:number-columns-repeated="2"/>
          <table:table-cell office:value-type="string" calcext:value-type="string">
            <text:p>CF14JT100K</text:p>
          </table:table-cell>
          <table:table-cell office:value-type="string" calcext:value-type="string">
            <text:p><text:a xlink:href="https://www.digikey.ca/product-detail/en/stackpole-electronics-inc/CF14JT100K/CF14JT100KCT-ND/1830399" xlink:type="simple">https://www.digikey.ca/product-detail/en/stackpole-electronics-inc/CF14JT100K/CF14JT100KCT-ND/1830399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7 R14</text:p>
          </table:table-cell>
          <table:table-cell office:value-type="string" calcext:value-type="string">
            <text:p>27K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formula="of:=([.C14]*[.$B$25])+([.D14]*[.$B$26])+([.E14]*[.$B$27])"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R14: Rcpout (resistor)</text:p>
          </table:table-cell>
          <table:table-cell table:number-columns-repeated="2"/>
          <table:table-cell office:value-type="string" calcext:value-type="string">
            <text:p>CF14JT27K0</text:p>
          </table:table-cell>
          <table:table-cell office:value-type="string" calcext:value-type="string">
            <text:p><text:a xlink:href="https://www.digikey.ca/product-detail/en/stackpole-electronics-inc/CF14JT27K0/CF14JT27K0CT-ND/1830385" xlink:type="simple">https://www.digikey.ca/product-detail/en/stackpole-electronics-inc/CF14JT27K0/CF14JT27K0CT-ND/1830385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9 </text:p>
          </table:table-cell>
          <table:table-cell office:value-type="string" calcext:value-type="string">
            <text:p>51K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formula="of:=([.C15]*[.$B$25])+([.D15]*[.$B$26])+([.E15]*[.$B$27])"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Rclate (resistor)</text:p>
          </table:table-cell>
          <table:table-cell table:number-columns-repeated="2"/>
          <table:table-cell office:value-type="string" calcext:value-type="string">
            <text:p>CF14JT51K0</text:p>
          </table:table-cell>
          <table:table-cell office:value-type="string" calcext:value-type="string">
            <text:p><text:a xlink:href="https://www.digikey.ca/product-detail/en/stackpole-electronics-inc/CF14JT51K0/CF14JT51K0CT-ND/1830392" xlink:type="simple">https://www.digikey.ca/product-detail/en/stackpole-electronics-inc/CF14JT51K0/CF14JT51K0CT-ND/1830392</text:a>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formula="of:=([.C16]*[.$B$25])+([.D16]*[.$B$26])+([.E16]*[.$B$27])"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Rcrest (resistor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V1 RV2 RV3 </text:p>
          </table:table-cell>
          <table:table-cell office:value-type="string" calcext:value-type="string">
            <text:p>10K trimmer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formula="of:=([.C17]*[.$B$25])+([.D17]*[.$B$26])+([.E17]*[.$B$27])" office:value-type="float" office:value="450" calcext:value-type="float">
            <text:p>450</text:p>
          </table:table-cell>
          <table:table-cell table:number-columns-repeated="3"/>
          <table:table-cell office:value-type="string" calcext:value-type="string">
            <text:p>RV1: BIASinh <text:s text:c="2"/>RV2: BIASxct <text:s text:c="2"/>RV3: VARrest</text:p>
          </table:table-cell>
          <table:table-cell table:number-columns-repeated="2"/>
          <table:table-cell office:value-type="string" calcext:value-type="string">
            <text:p>1-1623849-0</text:p>
          </table:table-cell>
          <table:table-cell office:value-type="string" calcext:value-type="string">
            <text:p><text:a xlink:href="https://www.digikey.ca/product-detail/en/te-connectivity-passive-product/1-1623849-0/A105870-ND/2363126" xlink:type="simple">https://www.digikey.ca/product-detail/en/te-connectivity-passive-product/1-1623849-0/A105870-ND/2363126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1 </text:p>
          </table:table-cell>
          <table:table-cell office:value-type="string" calcext:value-type="string">
            <text:p>LM31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formula="of:=([.C18]*[.$B$25])+([.D18]*[.$B$26])+([.E18]*[.$B$27])"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anarchic sexuality</text:p>
          </table:table-cell>
          <table:table-cell table:number-columns-repeated="2"/>
          <table:table-cell office:value-type="string" calcext:value-type="string">
            <text:p>LM311P</text:p>
          </table:table-cell>
          <table:table-cell office:value-type="string" calcext:value-type="string">
            <text:p><text:a xlink:href="https://www.digikey.ca/product-detail/en/texas-instruments/LM311P/296-1389-5-ND/277038" xlink:type="simple">https://www.digikey.ca/product-detail/en/texas-instruments/LM311P/296-1389-5-ND/277038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2 U3 </text:p>
          </table:table-cell>
          <table:table-cell table:style-name="ce2"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formula="of:=([.C19]*[.$B$25])+([.D19]*[.$B$26])+([.E19]*[.$B$27])" office:value-type="float" office:value="475" calcext:value-type="float">
            <text:p>475</text:p>
          </table:table-cell>
          <table:table-cell table:style-name="ce2" table:number-columns-repeated="3"/>
          <table:table-cell office:value-type="string" calcext:value-type="string">
            <text:p>U2: LATE <text:s text:c="2"/>U3: POUT <text:s text:c="2"/>U4: REST</text:p>
          </table:table-cell>
          <table:table-cell table:number-columns-repeated="2"/>
          <table:table-cell office:value-type="string" calcext:value-type="string">
            <text:p>SE555P </text:p>
          </table:table-cell>
          <table:table-cell office:value-type="string" calcext:value-type="string">
            <text:p><text:a xlink:href="https://www.digikey.ca/product-detail/en/SE555P/296-9684-5-ND/380221/?itemSeq=297424092" xlink:type="simple">https://www.digikey.ca/product-detail/en/SE555P/296-9684-5-ND/380221/?itemSeq=297424092</text:a>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W1</text:p>
          </table:table-cell>
          <table:table-cell office:value-type="string" calcext:value-type="string">
            <text:p>SW_push_dua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formula="of:=([.C20]*[.$B$25])+([.D20]*[.$B$26])+([.E20]*[.$B$27])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optional start switch, white / yellow boards only, not required for all board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C sockets</text:p>
          </table:table-cell>
          <table:table-cell office:value-type="string" calcext:value-type="string">
            <text:p>8 pin DIP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formula="of:=([.C21]*[.$B$25])+([.D21]*[.$B$26])+([.E21]*[.$B$27])"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ICS-308-T</text:p>
          </table:table-cell>
          <table:table-cell office:value-type="string" calcext:value-type="string">
            <text:p><text:a xlink:href="https://www.digikey.ca/product-detail/en/adam-tech/ICS-308-T/2057-ICS-308-T-ND/9829299" xlink:type="simple">https://www.digikey.ca/product-detail/en/adam-tech/ICS-308-T/2057-ICS-308-T-ND/9829299</text:a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acer</text:p>
          </table:table-cell>
          <table:table-cell office:value-type="string" calcext:value-type="string">
            <text:p>5/16”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formula="of:=([.C22]*[.$B$25])+([.D22]*[.$B$26])+([.E22]*[.$B$27])"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9912-312 </text:p>
          </table:table-cell>
          <table:table-cell office:value-type="string" calcext:value-type="string">
            <text:p><text:a xlink:href="https://www.digikey.ca/product-detail/en/9912-312/492-1120-ND/586440/?itemSeq=297947991" xlink:type="simple">https://www.digikey.ca/product-detail/en/9912-312/492-1120-ND/586440/?itemSeq=297947991</text:a>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 calcext:value-type="string">
            <text:p># green boards A <text:span text:style-name="T1">(no inhibit/refractory)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13"/>
          <table:table-cell table:style-name="ce13" office:value-type="string" calcext:value-type="string">
            <text:p>these are the boards used in August 2019 for MUTEK, with certain parts left unsoldered</text:p>
          </table:table-cell>
          <table:table-cell table:style-name="ce13" table:number-columns-repeated="5"/>
          <table:table-cell table:style-name="ce27"/>
          <table:table-cell table:style-name="ce30" table:number-columns-repeated="2"/>
          <table:table-cell table:style-name="ce31"/>
          <table:table-cell table:style-name="ce30" table:number-columns-repeated="1011"/>
        </table:table-row>
        <table:table-row table:style-name="ro2">
          <table:table-cell table:style-name="ce7" office:value-type="string" calcext:value-type="string">
            <text:p># green boards B <text:span text:style-name="T1">(blank)</text:span></text:p>
          </table:table-cell>
          <table:table-cell table:style-name="ce7" office:value-type="float" office:value="25" calcext:value-type="float">
            <text:p>25</text:p>
          </table:table-cell>
          <table:table-cell table:style-name="ce14"/>
          <table:table-cell table:style-name="ce17" office:value-type="string" calcext:value-type="string">
            <text:p>these are the blank unused boards leftover from August 2019</text:p>
          </table:table-cell>
          <table:table-cell table:style-name="ce17" table:number-columns-repeated="5"/>
          <table:table-cell table:style-name="ce28"/>
          <table:table-cell table:style-name="ce11" table:number-columns-repeated="2"/>
          <table:table-cell table:style-name="ce32"/>
          <table:table-cell table:style-name="ce11" table:number-columns-repeated="1011"/>
        </table:table-row>
        <table:table-row table:style-name="ro2">
          <table:table-cell table:style-name="ce8" office:value-type="string" calcext:value-type="string">
            <text:p># yellow / white boards <text:span text:style-name="T2">(blank)</text:span>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 office:value-type="string" calcext:value-type="string">
            <text:p>these are blank boards, printed after MUTEK in August 2019, with minor corrections arising</text:p>
          </table:table-cell>
          <table:table-cell table:style-name="ce19" table:number-columns-repeated="5"/>
          <table:table-cell table:style-name="ce29"/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00-00-00</text:date>, <text:time style:data-style-name="N2" text:time-value="20:19:58.540076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22:12:46.291392433</dc:date>
    <dc:creator>p f</dc:creator>
    <meta:editing-duration>PT2H17M55S</meta:editing-duration>
    <meta:editing-cycles>41</meta:editing-cycles>
    <meta:generator>LibreOffice/6.0.7.3$Linux_X86_64 LibreOffice_project/00m0$Build-3</meta:generator>
    <meta:document-statistic meta:table-count="1" meta:cell-count="198" meta:object-count="0"/>
  </office:meta>
</office:document-meta>
</file>